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aaf0" style:font-weight-asian="bold" style:font-weight-complex="bold"/>
    </style:style>
    <style:style style:name="P2" style:family="paragraph" style:parent-style-name="Standard">
      <style:text-properties fo:font-weight="bold" officeooo:rsid="00173a8c" officeooo:paragraph-rsid="00173a8c" style:font-weight-asian="bold" style:font-weight-complex="bold"/>
    </style:style>
    <style:style style:name="P3" style:family="paragraph" style:parent-style-name="Standard">
      <style:text-properties fo:font-weight="bold" officeooo:rsid="0011e216" officeooo:paragraph-rsid="0011e216" style:font-weight-asian="bold" style:font-weight-complex="bold"/>
    </style:style>
    <style:style style:name="P4" style:family="paragraph" style:parent-style-name="Standard">
      <style:text-properties officeooo:rsid="0008aaf0"/>
    </style:style>
    <style:style style:name="P5" style:family="paragraph" style:parent-style-name="Standard">
      <style:text-properties officeooo:rsid="0008aaf0" officeooo:paragraph-rsid="0008aaf0"/>
    </style:style>
    <style:style style:name="P6" style:family="paragraph" style:parent-style-name="Standard">
      <style:text-properties officeooo:rsid="000a148a" officeooo:paragraph-rsid="000a148a"/>
    </style:style>
    <style:style style:name="P7" style:family="paragraph" style:parent-style-name="Standard">
      <style:text-properties officeooo:rsid="000c792e" officeooo:paragraph-rsid="000c792e"/>
    </style:style>
    <style:style style:name="P8" style:family="paragraph" style:parent-style-name="Standard">
      <style:text-properties officeooo:rsid="0011e216" officeooo:paragraph-rsid="0011e216"/>
    </style:style>
    <style:style style:name="P9" style:family="paragraph" style:parent-style-name="Standard" style:list-style-name="L1">
      <style:text-properties officeooo:paragraph-rsid="000a148a"/>
    </style:style>
    <style:style style:name="P10" style:family="paragraph" style:parent-style-name="Standard" style:list-style-name="L1">
      <style:text-properties officeooo:rsid="0008aaf0" officeooo:paragraph-rsid="0008aaf0"/>
    </style:style>
    <style:style style:name="P11" style:family="paragraph" style:parent-style-name="Standard" style:list-style-name="L1">
      <style:text-properties officeooo:rsid="00128025" officeooo:paragraph-rsid="00128025"/>
    </style:style>
    <style:style style:name="P12" style:family="paragraph" style:parent-style-name="Standard" style:list-style-name="L2">
      <style:text-properties officeooo:paragraph-rsid="000a148a"/>
    </style:style>
    <style:style style:name="P13" style:family="paragraph" style:parent-style-name="Standard" style:list-style-name="L2">
      <style:text-properties officeooo:rsid="00117348" officeooo:paragraph-rsid="00117348"/>
    </style:style>
    <style:style style:name="P14" style:family="paragraph" style:parent-style-name="Standard" style:list-style-name="L2">
      <style:text-properties officeooo:rsid="000a148a" officeooo:paragraph-rsid="000a148a"/>
    </style:style>
    <style:style style:name="P15" style:family="paragraph" style:parent-style-name="Standard" style:list-style-name="L3">
      <style:text-properties officeooo:rsid="000a148a" officeooo:paragraph-rsid="000daeeb"/>
    </style:style>
    <style:style style:name="P16" style:family="paragraph" style:parent-style-name="Standard" style:list-style-name="L3">
      <style:text-properties officeooo:paragraph-rsid="000c792e"/>
    </style:style>
    <style:style style:name="P17" style:family="paragraph" style:parent-style-name="Standard" style:list-style-name="L3">
      <style:text-properties officeooo:paragraph-rsid="00117348"/>
    </style:style>
    <style:style style:name="P18" style:family="paragraph" style:parent-style-name="Standard" style:list-style-name="L3">
      <style:text-properties officeooo:paragraph-rsid="000daeeb"/>
    </style:style>
    <style:style style:name="P19" style:family="paragraph" style:parent-style-name="Standard" style:list-style-name="L4">
      <style:text-properties officeooo:rsid="0011e216" officeooo:paragraph-rsid="00228ddc"/>
    </style:style>
    <style:style style:name="P20" style:family="paragraph" style:parent-style-name="Standard" style:list-style-name="L4">
      <style:text-properties officeooo:rsid="0011e216" officeooo:paragraph-rsid="0024df42"/>
    </style:style>
    <style:style style:name="P21" style:family="paragraph" style:parent-style-name="Standard" style:list-style-name="L4">
      <style:text-properties officeooo:rsid="0011e216" officeooo:paragraph-rsid="00285245"/>
    </style:style>
    <style:style style:name="P22" style:family="paragraph" style:parent-style-name="Standard" style:list-style-name="L4">
      <style:text-properties officeooo:rsid="0011e216" officeooo:paragraph-rsid="0029bdc6"/>
    </style:style>
    <style:style style:name="P23" style:family="paragraph" style:parent-style-name="Standard" style:list-style-name="L5">
      <style:text-properties officeooo:rsid="0011e216" officeooo:paragraph-rsid="00173a8c"/>
    </style:style>
    <style:style style:name="P24" style:family="paragraph" style:parent-style-name="Standard" style:list-style-name="L4">
      <style:text-properties officeooo:rsid="00228ddc" officeooo:paragraph-rsid="00228ddc"/>
    </style:style>
    <style:style style:name="P25" style:family="paragraph" style:parent-style-name="Standard">
      <style:text-properties officeooo:rsid="00228ddc" officeooo:paragraph-rsid="00228ddc"/>
    </style:style>
    <style:style style:name="P26" style:family="paragraph" style:parent-style-name="Standard" style:list-style-name="L4">
      <style:text-properties officeooo:rsid="0029bdc6" officeooo:paragraph-rsid="0029bdc6"/>
    </style:style>
    <style:style style:name="P27" style:family="paragraph" style:parent-style-name="Standard" style:list-style-name="L5">
      <style:text-properties officeooo:paragraph-rsid="00371a08"/>
    </style:style>
    <style:style style:name="P28" style:family="paragraph" style:parent-style-name="Standard" style:list-style-name="L5">
      <style:text-properties officeooo:rsid="0022723a" officeooo:paragraph-rsid="0022723a"/>
    </style:style>
    <style:style style:name="P29" style:family="paragraph" style:parent-style-name="Standard" style:list-style-name="L5">
      <style:text-properties officeooo:rsid="00173a8c" officeooo:paragraph-rsid="002f8462"/>
    </style:style>
    <style:style style:name="P30" style:family="paragraph" style:parent-style-name="Standard" style:list-style-name="L5">
      <style:text-properties officeooo:rsid="00173a8c" officeooo:paragraph-rsid="003330d5"/>
    </style:style>
    <style:style style:name="P31" style:family="paragraph" style:parent-style-name="Standard" style:list-style-name="L5">
      <style:text-properties officeooo:rsid="00173a8c" officeooo:paragraph-rsid="00173a8c"/>
    </style:style>
    <style:style style:name="P32" style:family="paragraph" style:parent-style-name="Standard" style:list-style-name="L5">
      <style:text-properties officeooo:rsid="00173a8c" officeooo:paragraph-rsid="001f8723"/>
    </style:style>
    <style:style style:name="T1" style:family="text">
      <style:text-properties officeooo:rsid="000a148a"/>
    </style:style>
    <style:style style:name="T2" style:family="text">
      <style:text-properties officeooo:rsid="000bf1a4"/>
    </style:style>
    <style:style style:name="T3" style:family="text">
      <style:text-properties officeooo:rsid="000c792e"/>
    </style:style>
    <style:style style:name="T4" style:family="text">
      <style:text-properties officeooo:rsid="000daeeb"/>
    </style:style>
    <style:style style:name="T5" style:family="text">
      <style:text-properties officeooo:rsid="000fb522"/>
    </style:style>
    <style:style style:name="T6" style:family="text">
      <style:text-properties officeooo:rsid="00117348"/>
    </style:style>
    <style:style style:name="T7" style:family="text">
      <style:text-properties officeooo:rsid="0011e216"/>
    </style:style>
    <style:style style:name="T8" style:family="text">
      <style:text-properties officeooo:rsid="00168ccf"/>
    </style:style>
    <style:style style:name="T9" style:family="text">
      <style:text-properties officeooo:rsid="00173a8c"/>
    </style:style>
    <style:style style:name="T10" style:family="text">
      <style:text-properties officeooo:rsid="0019f3a8"/>
    </style:style>
    <style:style style:name="T11" style:family="text">
      <style:text-properties officeooo:rsid="001d3eaa"/>
    </style:style>
    <style:style style:name="T12" style:family="text">
      <style:text-properties officeooo:rsid="001f8723"/>
    </style:style>
    <style:style style:name="T13" style:family="text">
      <style:text-properties officeooo:rsid="00228ddc"/>
    </style:style>
    <style:style style:name="T14" style:family="text">
      <style:text-properties officeooo:rsid="0022ec40"/>
    </style:style>
    <style:style style:name="T15" style:family="text">
      <style:text-properties officeooo:rsid="0024df42"/>
    </style:style>
    <style:style style:name="T16" style:family="text">
      <style:text-properties officeooo:rsid="002659ab"/>
    </style:style>
    <style:style style:name="T17" style:family="text">
      <style:text-properties officeooo:rsid="00285245"/>
    </style:style>
    <style:style style:name="T18" style:family="text">
      <style:text-properties officeooo:rsid="0029bdc6"/>
    </style:style>
    <style:style style:name="T19" style:family="text">
      <style:text-properties officeooo:rsid="002a3ccd"/>
    </style:style>
    <style:style style:name="T20" style:family="text">
      <style:text-properties officeooo:rsid="002a62ed"/>
    </style:style>
    <style:style style:name="T21" style:family="text">
      <style:text-properties officeooo:rsid="002c4b12"/>
    </style:style>
    <style:style style:name="T22" style:family="text">
      <style:text-properties officeooo:rsid="002f8462"/>
    </style:style>
    <style:style style:name="T23" style:family="text">
      <style:text-properties officeooo:rsid="003330d5"/>
    </style:style>
    <style:style style:name="T24" style:family="text">
      <style:text-properties officeooo:rsid="00371a0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ortized analysis</text:p>
      <text:p text:style-name="P4"/>
      <text:list xml:id="list5203406808607169629" text:style-name="L1">
        <text:list-item>
          <text:p text:style-name="P10">Definition</text:p>
        </text:list-item>
        <text:list-item>
          <text:p text:style-name="P10">How it is different from average case analysis</text:p>
          <text:list>
            <text:list-item>
              <text:p text:style-name="P9"><text:span text:style-name="T2">Guaranteed</text:span><text:span text:style-name="T1"> average cost per operation in the worst case</text:span></text:p>
            </text:list-item>
          </text:list>
        </text:list-item>
        <text:list-item>
          <text:p text:style-name="P11">When is amortized analysis used?</text:p>
        </text:list-item>
      </text:list>
      <text:p text:style-name="P5"/>
      <text:p text:style-name="P5">Aggregate analysis</text:p>
      <text:list xml:id="list6294338865262918730" text:style-name="L2">
        <text:list-item>
          <text:p text:style-name="P12"><text:span text:style-name="T1">Definition –</text:span><text:span text:style-name="T3"> Amortized cost of each operation </text:span><text:span text:style-name="T5">is the average of the total cost</text:span><text:span text:style-name="T3">.</text:span></text:p>
          <text:list>
            <text:list-item>
              <text:p text:style-name="P13">Implication : Typically the <text:span text:style-name="T8">occurrence</text:span> of costly operation is bound by some limitation.</text:p>
            </text:list-item>
          </text:list>
        </text:list-item>
        <text:list-item>
          <text:p text:style-name="P14">Data structure where i'th operation costs i is i is a power of 2 and 1 otherwise</text:p>
        </text:list-item>
      </text:list>
      <text:p text:style-name="P6"/>
      <text:p text:style-name="P7">Accounting <text:span text:style-name="T13">method</text:span></text:p>
      <text:list xml:id="list163630426330523766" text:style-name="L3">
        <text:list-item>
          <text:p text:style-name="P16"><text:span text:style-name="T3">Definition –</text:span><text:span text:style-name="T5"> Amortized cost of an operation may consist of credit for other undercharged operations and this credit is associated with </text:span><text:span text:style-name="T6">an object of the data structure.</text:span></text:p>
          <text:list>
            <text:list-item>
              <text:p text:style-name="P17"><text:span text:style-name="T6">What does this mean? </text:span><text:span text:style-name="T7">Same as above.</text:span></text:p>
            </text:list-item>
          </text:list>
        </text:list-item>
        <text:list-item>
          <text:p text:style-name="P18"><text:span text:style-name="T1">Binary counter with increment </text:span><text:span text:style-name="T4">and reset </text:span><text:span text:style-name="T1">operation</text:span></text:p>
        </text:list-item>
        <text:list-item>
          <text:p text:style-name="P15">Data structure where i'th operation costs i is i is a power of 2 and 1 otherwise</text:p>
        </text:list-item>
      </text:list>
      <text:p text:style-name="P5"/>
      <text:p text:style-name="P3">Potential method</text:p>
      <text:list xml:id="list8246534977578881706" text:style-name="L4">
        <text:list-item>
          <text:p text:style-name="P24">Similar to the accounting method. Instead of associating a prepaid credit with a particular data item in the data structure, the total of all the prepaid credit is associated with the entire data structure. This is called the potential of the data structure.</text:p>
        </text:list-item>
        <text:list-item>
          <text:p text:style-name="P19"><text:span text:style-name="T13">An operation either adds to the potential of the data structure or </text:span><text:span text:style-name="T14">uses some of the stored potential to o</text:span><text:span text:style-name="T15">ffset an exorbitant cost.</text:span></text:p>
        </text:list-item>
        <text:list-item>
          <text:p text:style-name="P19"><text:span text:style-name="T15">Amortized cost of an operation is , </text:span><text:span text:style-name="T15"><draw:frame draw:style-name="fr1" draw:name="Object1" text:anchor-type="as-char" svg:y="-0.152in" svg:width="1.8402in" svg:height="0.2126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text:list>
            <text:list-item>
              <text:p text:style-name="P20"><text:span text:style-name="T15"><draw:frame draw:style-name="fr1" draw:name="Object2" text:anchor-type="as-char" svg:y="-0.152in" svg:width="1.3602in" svg:height="0.213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5">being positive means that there is more potential </text:span><text:span text:style-name="T17">associated</text:span><text:span text:style-name="T15"> with D after the i'th operation than there was after the (i-1)th operation, i.e., the i'th operation has added to the potential of D</text:span></text:p>
            </text:list-item>
            <text:list-item>
              <text:p text:style-name="P19"><text:span text:style-name="T15"><draw:frame draw:style-name="fr1" draw:name="Object3" text:anchor-type="as-char" svg:y="-0.152in" svg:width="1.3602in" svg:height="0.213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5"> being negative means that there is less potential associated with D after the i'th operation than there was after the (i-1)th operation, i.e., the i'th operation is making use some of the stored potential.</text:span></text:p>
            </text:list-item>
          </text:list>
        </text:list-item>
        <text:list-item>
          <text:p text:style-name="P19"><text:span text:style-name="T16">Total amortized cost over n operations is</text:span><text:span text:style-name="T13"> </text:span><text:span text:style-name="T13"><draw:frame draw:style-name="fr1" draw:name="Object4" text:anchor-type="as-char" svg:y="-0.2807in" svg:width="2.1937in" svg:height="0.4484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3">. </text:span><text:span text:style-name="T17">As long as </text:span><text:span text:style-name="T17"><draw:frame draw:style-name="fr1" draw:name="Object5" text:anchor-type="as-char" svg:y="-0.152in" svg:width="1.1283in" svg:height="0.2126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7">this gives an upper bound over the actual cost.</text:span></text:p>
        </text:list-item>
        <text:list-item>
          <text:p text:style-name="P21"><text:span text:style-name="T17">In general as n is not know in advance it is required that </text:span><text:span text:style-name="T17"><draw:frame draw:style-name="fr1" draw:name="Object6" text:anchor-type="as-char" svg:y="-0.152in" svg:width="1.4043in" svg:height="0.2126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7"> for the total amortized cost to be an upper bound over the actual cost.</text:span></text:p>
        </text:list-item>
        <text:list-item>
          <text:p text:style-name="P26">Forming a potential function</text:p>
          <text:list>
            <text:list-item>
              <text:p text:style-name="P26">The general intuition in forming a potential function for a data structure should be based on what is called as the exorbitant cost operation, i.e., the operation which has the worst cost, incomparable to the cost of other operations.</text:p>
            </text:list-item>
            <text:list-item>
              <text:p text:style-name="P22"><text:span text:style-name="T18">Generally the </text:span><text:span text:style-name="T19">frequency of </text:span><text:span text:style-name="T18">occurrence </text:span><text:span text:style-name="T19">and cost </text:span><text:span text:style-name="T18">of the exorbitant cost operation is </text:span><text:span text:style-name="T19">constrained by the frequency of occurrence of normal cost operations.</text:span></text:p>
            </text:list-item>
            <text:list-item>
              <text:p text:style-name="P22"><text:span text:style-name="T18">By the time the exorbitant cost operation is performed enough potential should have been generated by normal operations so as to bound the exorbitant cost to a constant by offsetting it with </text:span><text:span text:style-name="T20">the potential stored in D.</text:span></text:p>
            </text:list-item>
          </text:list>
        </text:list-item>
      </text:list>
      <text:p text:style-name="P25"/>
      <text:p text:style-name="P8"/>
      <text:p text:style-name="P2">Applications</text:p>
      <text:list xml:id="list8725098549562922959" text:style-name="L5">
        <text:list-item>
          <text:p text:style-name="P23"><text:soft-page-break/><text:a xlink:type="simple" xlink:href="../../../../Academic/Programming,%20Data%20Structures%20and%20Algorithms/Notes/Amortized%20analysis%20of%20stack%20operations.odt"><text:span text:style-name="T9">Stack operations</text:span></text:a></text:p>
        </text:list-item>
        <text:list-item>
          <text:p text:style-name="P23"><text:a xlink:type="simple" xlink:href="../Amortized%20analysis%20of%20Binary%20Counter%20operations.odt"><text:span text:style-name="T10">Binary counter operations</text:span></text:a></text:p>
        </text:list-item>
        <text:list-item>
          <text:p text:style-name="P28"><text:a xlink:type="simple" xlink:href="../Amortized%20analysis%20of%20a%20data%20structure%20with%20normal%20and%20power-of-two%20operations.odt"><text:span text:style-name="T21">Normal and power of two operations</text:span></text:a></text:p>
        </text:list-item>
        <text:list-item>
          <text:p text:style-name="P29"><text:a xlink:type="simple" xlink:href="../Amortized%20Analysis%20of%20Min-Heap%20operations.odt"><text:span text:style-name="T22">Minimum heap operations</text:span></text:a></text:p>
        </text:list-item>
        <text:list-item>
          <text:p text:style-name="P30"><text:a xlink:type="simple" xlink:href="../Amortized%20analysis%20of%20queue%20operations%20when%20implemented%20using%20two%20stacks.odt"><text:span text:style-name="T11">Queue </text:span></text:a><text:a xlink:type="simple" xlink:href="../Amortized%20analysis%20of%20queue%20operations%20when%20implemented%20using%20two%20stacks.odt"><text:span text:style-name="T23">operations when </text:span></text:a><text:a xlink:type="simple" xlink:href="../Amortized%20analysis%20of%20queue%20operations%20when%20implemented%20using%20two%20stacks.odt"><text:span text:style-name="T11">implement</text:span></text:a><text:a xlink:type="simple" xlink:href="../Amortized%20analysis%20of%20queue%20operations%20when%20implemented%20using%20two%20stacks.odt"><text:span text:style-name="T23">ed</text:span></text:a><text:a xlink:type="simple" xlink:href="../Amortized%20analysis%20of%20queue%20operations%20when%20implemented%20using%20two%20stacks.odt"><text:span text:style-name="T11"> using two stacks</text:span></text:a></text:p>
        </text:list-item>
        <text:list-item>
          <text:p text:style-name="P27"><text:span text:style-name="T22">Deleting larger half </text:span><text:span text:style-name="T24">- </text:span><text:span text:style-name="T22"><text:s/></text:span><text:span text:style-name="T24">h</text:span><text:span text:style-name="T12">ttp://ihome.ust.hk/~zluab/teaching/comp3711h/comp3711h-t9-solutioni-q2.pdf</text:span></text:p>
        </text:list-item>
        <text:list-item>
          <text:p text:style-name="P31"><text:a xlink:type="simple" xlink:href="../Amortized%20analysis%20of%20the%20resizing%20operations%20on%20a%20dynamic%20table.odt">Dynamic array operations</text:a></text:p>
        </text:list-item>
        <text:list-item>
          <text:p text:style-name="P32"><text:span text:style-name="T11">Queue </text:span><text:span text:style-name="T23">operations when </text:span><text:span text:style-name="T11">implement</text:span><text:span text:style-name="T23">ed</text:span><text:span text:style-name="T11"> using two stack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2T13:11:46</meta:creation-date>
    <dc:title>T1</dc:title>
    <meta:editing-duration>PT14H34M37S</meta:editing-duration>
    <meta:editing-cycles>29</meta:editing-cycles>
    <meta:generator>LibreOffice/4.0.2.2$Linux_x86 LibreOffice_project/400m0$Build-2</meta:generator>
    <meta:initial-creator>Kempa </meta:initial-creator>
    <dc:date>2013-10-15T19:45:30</dc:date>
    <dc:creator>Kempa </dc:creator>
    <meta:document-statistic meta:table-count="0" meta:image-count="0" meta:object-count="6" meta:page-count="2" meta:paragraph-count="35" meta:word-count="488" meta:character-count="2839" meta:non-whitespace-character-count="2410"/>
    <meta:template xlink:type="simple" xlink:actuate="onRequest" xlink:title="T1" xlink:href="../../../../.config/libreoffice/4/user/template/T1.ott" meta:date="2013-09-22T13:11:44"/>
  </office:meta>
</office:document-meta>
</file>

<file path=Object 1/content.xml><?xml version="1.0" encoding="utf-8"?>
<math xmlns="http://www.w3.org/1998/Math/MathML">
  <semantics>
    <mrow>
      <mrow>
        <mover accent="true">
          <msub>
            <mi>c</mi>
            <mi>i</mi>
          </msub>
          <mo stretchy="false">̂</mo>
        </mover>
        <mo stretchy="false">=</mo>
        <mrow>
          <msub>
            <mi>c</mi>
            <mi>i</mi>
          </msub>
          <mo stretchy="false">+</mo>
          <mo stretchy="false">{</mo>
        </mrow>
      </mrow>
      <mo stretchy="false">Φ</mo>
      <mrow>
        <mrow>
          <mo stretchy="false">(</mo>
          <mrow>
            <msub>
              <mi>D</mi>
              <mi>i</mi>
            </msub>
          </mrow>
          <mo stretchy="false">)</mo>
        </mrow>
        <mo stretchy="false">−</mo>
        <mo stretchy="false">Φ</mo>
      </mrow>
      <mrow>
        <mo stretchy="false">(</mo>
        <mrow>
          <msub>
            <mi>D</mi>
            <mrow>
              <mrow>
                <mi>i</mi>
                <mo stretchy="false">−</mo>
                <mn>1</mn>
              </mrow>
            </mrow>
          </msub>
        </mrow>
        <mo stretchy="false">)</mo>
      </mrow>
      <mo stretchy="false">}</mo>
    </mrow>
    <annotation encoding="StarMath 5.0">hat c_i = c_i + \{%PHI(D_i) - %PHI(D_{i - 1})\}</annotation>
  </semantics>
</math>
</file>

<file path=Object 2/content.xml><?xml version="1.0" encoding="utf-8"?>
<math xmlns="http://www.w3.org/1998/Math/MathML">
  <semantics>
    <mrow>
      <mo stretchy="false">{</mo>
      <mo stretchy="false">Φ</mo>
      <mrow>
        <mrow>
          <mo stretchy="false">(</mo>
          <mrow>
            <msub>
              <mi>D</mi>
              <mi>i</mi>
            </msub>
          </mrow>
          <mo stretchy="false">)</mo>
        </mrow>
        <mo stretchy="false">−</mo>
        <mo stretchy="false">Φ</mo>
      </mrow>
      <mrow>
        <mo stretchy="false">(</mo>
        <mrow>
          <msub>
            <mi>D</mi>
            <mrow>
              <mrow>
                <mi>i</mi>
                <mo stretchy="false">−</mo>
                <mn>1</mn>
              </mrow>
            </mrow>
          </msub>
        </mrow>
        <mo stretchy="false">)</mo>
      </mrow>
      <mo stretchy="false">}</mo>
    </mrow>
    <annotation encoding="StarMath 5.0"> \{%PHI(D_i) - %PHI(D_{i - 1})\}</annotation>
  </semantics>
</math>
</file>

<file path=Object 3/content.xml><?xml version="1.0" encoding="utf-8"?>
<math xmlns="http://www.w3.org/1998/Math/MathML">
  <semantics>
    <mrow>
      <mo stretchy="false">{</mo>
      <mo stretchy="false">Φ</mo>
      <mrow>
        <mrow>
          <mo stretchy="false">(</mo>
          <mrow>
            <msub>
              <mi>D</mi>
              <mi>i</mi>
            </msub>
          </mrow>
          <mo stretchy="false">)</mo>
        </mrow>
        <mo stretchy="false">−</mo>
        <mo stretchy="false">Φ</mo>
      </mrow>
      <mrow>
        <mo stretchy="false">(</mo>
        <mrow>
          <msub>
            <mi>D</mi>
            <mrow>
              <mrow>
                <mi>i</mi>
                <mo stretchy="false">−</mo>
                <mn>1</mn>
              </mrow>
            </mrow>
          </msub>
        </mrow>
        <mo stretchy="false">)</mo>
      </mrow>
      <mo stretchy="false">}</mo>
    </mrow>
    <annotation encoding="StarMath 5.0"> \{%PHI(D_i) - %PHI(D_{i - 1})\}</annotation>
  </semantics>
</math>
</file>

<file path=Object 4/content.xml><?xml version="1.0" encoding="utf-8"?>
<math xmlns="http://www.w3.org/1998/Math/MathML">
  <semantics>
    <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over accent="true">
            <msub>
              <mi>c</mi>
              <mi>i</mi>
            </msub>
            <mo stretchy="false">̂</mo>
          </mover>
        </mrow>
        <mo stretchy="false">=</mo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b>
              <mi>c</mi>
              <mi>i</mi>
            </msub>
          </mrow>
          <mo stretchy="false">+</mo>
          <mo stretchy="false">{</mo>
        </mrow>
      </mrow>
      <mo stretchy="false">Φ</mo>
      <mrow>
        <mrow>
          <mo stretchy="false">(</mo>
          <mrow>
            <msub>
              <mi>D</mi>
              <mi>n</mi>
            </msub>
          </mrow>
          <mo stretchy="false">)</mo>
        </mrow>
        <mo stretchy="false">−</mo>
        <mo stretchy="false">Φ</mo>
      </mrow>
      <mrow>
        <mo stretchy="false">(</mo>
        <mrow>
          <msub>
            <mi>D</mi>
            <mn>0</mn>
          </msub>
        </mrow>
        <mo stretchy="false">)</mo>
      </mrow>
      <mo stretchy="false">}</mo>
    </mrow>
    <annotation encoding="StarMath 5.0">sum from i = 0 to n hat c_i = sum from i = 0 to n c_i + \{ %PHI(D_n) - %PHI(D_0)\}</annotation>
  </semantics>
</math>
</file>

<file path=Object 5/content.xml><?xml version="1.0" encoding="utf-8"?>
<math xmlns="http://www.w3.org/1998/Math/MathML">
  <semantics>
    <mrow>
      <mo stretchy="false">Φ</mo>
      <mrow>
        <mrow>
          <mo stretchy="false">(</mo>
          <mrow>
            <msub>
              <mi>D</mi>
              <mi>n</mi>
            </msub>
          </mrow>
          <mo stretchy="false">)</mo>
        </mrow>
        <mo stretchy="false">≥</mo>
        <mo stretchy="false">Φ</mo>
      </mrow>
      <mrow>
        <mo stretchy="false">(</mo>
        <mrow>
          <msub>
            <mi>D</mi>
            <mn>0</mn>
          </msub>
        </mrow>
        <mo stretchy="false">)</mo>
      </mrow>
    </mrow>
    <annotation encoding="StarMath 5.0">%PHI(D_n) ge %PHI(D_0) </annotation>
  </semantics>
</math>
</file>

<file path=Object 6/content.xml><?xml version="1.0" encoding="utf-8"?>
<math xmlns="http://www.w3.org/1998/Math/MathML">
  <semantics>
    <mrow>
      <mo stretchy="false">∀</mo>
      <mi>i</mi>
      <mi>,</mi>
      <mo stretchy="false">Φ</mo>
      <mrow>
        <mrow>
          <mo stretchy="false">(</mo>
          <mrow>
            <msub>
              <mi>D</mi>
              <mi>i</mi>
            </msub>
          </mrow>
          <mo stretchy="false">)</mo>
        </mrow>
        <mo stretchy="false">≥</mo>
        <mo stretchy="false">Φ</mo>
      </mrow>
      <mrow>
        <mo stretchy="false">(</mo>
        <mrow>
          <msub>
            <mi>D</mi>
            <mn>0</mn>
          </msub>
        </mrow>
        <mo stretchy="false">)</mo>
      </mrow>
    </mrow>
    <annotation encoding="StarMath 5.0">forall i, %PHI(D_i) ge %PHI(D_0)</annotation>
  </semantics>
</math>
</file>